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5D452BAFBF4E13829BA.png" manifest:media-type="image/png"/>
  <manifest:file-entry manifest:full-path="Pictures/1000020100000556000005D4AE6C55E1C9E197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8f2" officeooo:paragraph-rsid="000958f2"/>
    </style:style>
    <style:style style:name="P2" style:family="paragraph" style:parent-style-name="Standard">
      <style:paragraph-properties fo:break-before="page"/>
      <style:text-properties officeooo:rsid="000958f2" officeooo:paragraph-rsid="000958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0189in" svg:width="6.6929in" svg:height="7.3102in" draw:z-index="0"><draw:image xlink:href="Pictures/1000020100000556000005D4AE6C55E1C9E1970D.png" xlink:type="simple" xlink:show="embed" xlink:actuate="onLoad" loext:mime-type="image/png"/></draw:frame></text:p>
      <text:p text:style-name="P2"><draw:frame draw:style-name="fr2" draw:name="Image2" text:anchor-type="paragraph" svg:width="6.6929in" svg:height="7.3102in" draw:z-index="1"><draw:image xlink:href="Pictures/1000020100000556000005D452BAFBF4E13829BA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4:03:43.314344842</meta:creation-date>
    <dc:date>2020-05-09T14:56:53.402371170</dc:date>
    <meta:editing-duration>PT32M49S</meta:editing-duration>
    <meta:editing-cycles>1</meta:editing-cycles>
    <meta:document-statistic meta:table-count="0" meta:image-count="2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